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90b63" officeooo:paragraph-rsid="00090b63"/>
    </style:style>
    <style:style style:name="P2" style:family="paragraph" style:parent-style-name="Standard">
      <style:text-properties officeooo:rsid="00090b63" officeooo:paragraph-rsid="0009fb08"/>
    </style:style>
    <style:style style:name="T1" style:family="text">
      <style:text-properties officeooo:rsid="0009fb08"/>
    </style:style>
    <style:style style:name="T2" style:family="text">
      <style:text-properties officeooo:rsid="000b77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轉換 getaddrinfo</text:p>
      <text:p text:style-name="P1">#include &lt;stdlib.h&gt;</text:p>
      <text:p text:style-name="P1">#include &lt;stdio.h&gt;</text:p>
      <text:p text:style-name="P1">#include &lt;ctype.h&gt;</text:p>
      <text:p text:style-name="P1">#include &lt;string.h&gt;</text:p>
      <text:p text:style-name="P1">#include &lt;netdb.h&gt;</text:p>
      <text:p text:style-name="P1">#include &lt;netinet/in.h&gt;</text:p>
      <text:p text:style-name="P1">#include &lt;arpa/inet.h&gt;</text:p>
      <text:p text:style-name="P1"/>
      <text:p text:style-name="P1">int main(int argc, char *argv[]) {</text:p>
      <text:p text:style-name="P1"/>
      <text:p text:style-name="P1"><text:tab/>while(--argc &gt; 0) {</text:p>
      <text:p text:style-name="P1"><text:tab/><text:tab/>int i = argc;</text:p>
      <text:p text:style-name="P1"><text:tab/><text:tab/>if(isdigit(argv[i][0])) {</text:p>
      <text:p text:style-name="P1"><text:tab/><text:tab/><text:tab/>struct sockaddr_in ssaa, *sain;</text:p>
      <text:p text:style-name="P1"><text:tab/><text:tab/><text:tab/>struct sockaddr *sa;</text:p>
      <text:p text:style-name="P1"><text:tab/><text:tab/><text:tab/>char hbuf[NI_MAXHOST], sbuf[NI_MAXHOST];</text:p>
      <text:p text:style-name="P1"/>
      <text:p text:style-name="P1"><text:tab/><text:tab/><text:tab/>sain = &amp;ssaa;</text:p>
      <text:p text:style-name="P1"><text:tab/><text:tab/><text:tab/>sain-&gt;sin_family = AF_INET;</text:p>
      <text:p text:style-name="P1"><text:tab/><text:tab/><text:tab/>sain-&gt;sin_port = htons(80);</text:p>
      <text:p text:style-name="P1"><text:tab/><text:tab/><text:tab/>inet_aton(argv[i], &amp;sain-&gt;sin_addr);</text:p>
      <text:p text:style-name="P1"><text:tab/><text:tab/><text:tab/>sa = (struct sockaddr *)sain;</text:p>
      <text:p text:style-name="P1"><text:tab/><text:tab/><text:tab/>if(getnameinfo(sa, sizeof(struct sockaddr), hbuf, sizeof(hbuf), sbuf, sizeof(sbuf), 0)) {</text:p>
      <text:p text:style-name="P1"><text:tab/><text:tab/><text:tab/><text:tab/>printf("could not get hostname\n");</text:p>
      <text:p text:style-name="P1"><text:tab/><text:tab/><text:tab/>} else {</text:p>
      <text:p text:style-name="P1"><text:tab/><text:tab/><text:tab/><text:tab/>printf("hostname: %s, serv: %s\n", hbuf, sbuf);</text:p>
      <text:p text:style-name="P1"><text:tab/><text:tab/><text:tab/>}</text:p>
      <text:p text:style-name="P1"><text:tab/><text:tab/>} else {</text:p>
      <text:p text:style-name="P1"><text:tab/><text:tab/><text:tab/>struct addrinfo hints, *servinfo, *p;</text:p>
      <text:p text:style-name="P1"><text:tab/><text:tab/><text:tab/>int rv;</text:p>
      <text:p text:style-name="P1"/>
      <text:p text:style-name="P1"><text:tab/><text:tab/><text:tab/>memset(&amp;hints, 0, sizeof(hints));</text:p>
      <text:p text:style-name="P1"><text:tab/><text:tab/><text:tab/>hints.ai_family = AF_INET;</text:p>
      <text:p text:style-name="P1"><text:tab/><text:tab/><text:tab/>hints.ai_socktype = SOCK_STREAM;</text:p>
      <text:p text:style-name="P1"/>
      <text:p text:style-name="P1"><text:tab/><text:tab/><text:tab/>if((rv = getaddrinfo(argv[i], "http", &amp;hints, &amp;servinfo)) != 0){</text:p>
      <text:p text:style-name="P1"><text:tab/><text:tab/><text:tab/><text:tab/>printf("error no is: %d\n\n", rv);</text:p>
      <text:p text:style-name="P1"><text:tab/><text:tab/><text:tab/><text:tab/>continue;</text:p>
      <text:p text:style-name="P1"><text:tab/><text:tab/><text:tab/>}</text:p>
      <text:p text:style-name="P1"/>
      <text:p text:style-name="P1"><text:tab/><text:tab/><text:tab/>for(p = servinfo; p != NULL; p = p-&gt;ai_next) {</text:p>
      <text:p text:style-name="P1"><text:tab/><text:tab/><text:tab/><text:tab/>char IP[INET_ADDRSTRLEN];</text:p>
      <text:p text:style-name="P1"><text:tab/><text:tab/><text:tab/><text:tab/>strcpy(IP, inet_ntoa(((struct sockaddr_in *)p-&gt;ai_addr)-&gt;sin_addr));</text:p>
      <text:p text:style-name="P1"><text:tab/><text:tab/><text:tab/><text:tab/>printf("IP address is %s\n", IP);</text:p>
      <text:p text:style-name="P1"><text:tab/><text:tab/><text:tab/>}</text:p>
      <text:p text:style-name="P1"><text:tab/><text:tab/>}</text:p>
      <text:p text:style-name="P1"><text:tab/><text:tab/>printf("\n");</text:p>
      <text:p text:style-name="P1"><text:tab/>}</text:p>
      <text:p text:style-name="P1"><text:tab/>return 0;</text:p>
      <text:p text:style-name="P1">}</text:p>
      <text:p text:style-name="P1"><text:soft-page-break/>=======================================================================</text:p>
      <text:p text:style-name="P1">udp server</text:p>
      <text:p text:style-name="P1">#include &lt;stdlib.h&gt;</text:p>
      <text:p text:style-name="P1">#include &lt;stdio.h&gt;</text:p>
      <text:p text:style-name="P1">#include &lt;string.h&gt;</text:p>
      <text:p text:style-name="P1">#include &lt;sys/socket.h&gt;</text:p>
      <text:p text:style-name="P1">#include &lt;netinet/in.h&gt;</text:p>
      <text:p text:style-name="P1">#include &lt;arpa/inet.h&gt;</text:p>
      <text:p text:style-name="P1">#include &lt;unistd.h&gt;</text:p>
      <text:p text:style-name="P1">#include &lt;sys/types.h&gt;</text:p>
      <text:p text:style-name="P1">#include &lt;netdb.h&gt;</text:p>
      <text:p text:style-name="P1">#include &lt;sys/types.h&gt;</text:p>
      <text:p text:style-name="P1">#include &lt;signal.h&gt;</text:p>
      <text:p text:style-name="P1">#include &lt;sys/signal.h&gt;</text:p>
      <text:p text:style-name="P1">#include &lt;errno.h&gt;</text:p>
      <text:p text:style-name="P1">#include &lt;fcntl.h&gt;</text:p>
      <text:p text:style-name="P1">#include &lt;sys/ioctl.h&gt;</text:p>
      <text:p text:style-name="P1"/>
      <text:p text:style-name="P1">#define QSIZE 8</text:p>
      <text:p text:style-name="P1">#define MAXDG 4096</text:p>
      <text:p text:style-name="P1"/>
      <text:p text:style-name="P1">int sockfd, iget, iput, nqueue;</text:p>
      <text:p text:style-name="P1">socklen_t clilen;</text:p>
      <text:p text:style-name="P1">static long cntread[QSIZE+1];</text:p>
      <text:p text:style-name="P1"/>
      <text:p text:style-name="P1">struct DG {</text:p>
      <text:p text:style-name="P1"><text:tab/>void *dg_data;</text:p>
      <text:p text:style-name="P1"><text:tab/>size_t dg_len;</text:p>
      <text:p text:style-name="P1"><text:tab/>struct sockaddr *dg_sa;</text:p>
      <text:p text:style-name="P1"><text:tab/>socklen_t dg_salen;</text:p>
      <text:p text:style-name="P1">}dg[QSIZE];</text:p>
      <text:p text:style-name="P1"/>
      <text:p text:style-name="P1">static void sig_io(int signo) {</text:p>
      <text:p text:style-name="P1"><text:tab/>ssize_t len;</text:p>
      <text:p text:style-name="P1"><text:tab/>int nread;</text:p>
      <text:p text:style-name="P1"><text:tab/>struct DG *ptr;</text:p>
      <text:p text:style-name="P1"/>
      <text:p text:style-name="P1"><text:tab/>for(nread = 0;;) {</text:p>
      <text:p text:style-name="P1"><text:tab/><text:tab/>if(nqueue &gt;= QSIZE)</text:p>
      <text:p text:style-name="P1"><text:tab/><text:tab/><text:tab/>printf("receive overflow\n");</text:p>
      <text:p text:style-name="P1"/>
      <text:p text:style-name="P1"><text:tab/><text:tab/>ptr = &amp;dg[iput];</text:p>
      <text:p text:style-name="P1"><text:tab/><text:tab/>ptr-&gt;dg_salen = clilen;</text:p>
      <text:p text:style-name="P1"><text:tab/><text:tab/>len = recvfrom(sockfd, ptr-&gt;dg_data, MAXDG, 0, ptr-&gt;dg_sa, &amp;ptr-&gt;dg_salen);</text:p>
      <text:p text:style-name="P1"><text:tab/><text:tab/>if(len &lt; 0) {</text:p>
      <text:p text:style-name="P1"><text:tab/><text:tab/><text:tab/>if(errno = EWOULDBLOCK)break;</text:p>
      <text:p text:style-name="P1"><text:tab/><text:tab/><text:tab/>else {</text:p>
      <text:p text:style-name="P1"><text:tab/><text:tab/><text:tab/><text:tab/>printf("recv error\n"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printf("recv msg: %s\n", ptr-&gt;dg_data);</text:p>
      <text:p text:style-name="P1"><text:soft-page-break/><text:tab/><text:tab/>ptr-&gt;dg_len = len;</text:p>
      <text:p text:style-name="P1"><text:tab/><text:tab/>nread++;</text:p>
      <text:p text:style-name="P1"><text:tab/><text:tab/>nqueue++;</text:p>
      <text:p text:style-name="P1"><text:tab/><text:tab/>if(++iput &gt;= QSIZE)</text:p>
      <text:p text:style-name="P1"><text:tab/><text:tab/><text:tab/>iput = 0;</text:p>
      <text:p text:style-name="P1"><text:tab/>}</text:p>
      <text:p text:style-name="P1"><text:tab/>cntread[nread]++;</text:p>
      <text:p text:style-name="P1">}</text:p>
      <text:p text:style-name="P1"/>
      <text:p text:style-name="P1">void echo_server(int sockfd_arg, struct sockaddr *pcliaddr, socklen_t clilen_arg) {</text:p>
      <text:p text:style-name="P1"><text:tab/>int i;</text:p>
      <text:p text:style-name="P1"><text:tab/>const int on = 1;</text:p>
      <text:p text:style-name="P1"><text:tab/>sigset_t zeromask, newmask, oldmask;</text:p>
      <text:p text:style-name="P1"/>
      <text:p text:style-name="P1"><text:tab/>sockfd = sockfd_arg;</text:p>
      <text:p text:style-name="P1"><text:tab/>clilen = clilen_arg;</text:p>
      <text:p text:style-name="P1"/>
      <text:p text:style-name="P1"><text:tab/>for(i = 0; i &lt; QSIZE; i++){</text:p>
      <text:p text:style-name="P1"><text:tab/><text:tab/>dg[i].dg_data = (void *)malloc(MAXDG);</text:p>
      <text:p text:style-name="P1"><text:tab/><text:tab/>dg[i].dg_sa = (struct sockaddr *)malloc(clilen);</text:p>
      <text:p text:style-name="P1"><text:tab/><text:tab/>dg[i].dg_salen = clilen;</text:p>
      <text:p text:style-name="P1"><text:tab/>}</text:p>
      <text:p text:style-name="P1"/>
      <text:p text:style-name="P1"><text:tab/>iget = iput = nqueue = 0;</text:p>
      <text:p text:style-name="P1"><text:tab/>signal(SIGIO, sig_io);</text:p>
      <text:p text:style-name="P1"><text:tab/>fcntl(sockfd, F_SETOWN, getpid());</text:p>
      <text:p text:style-name="P1"><text:tab/>ioctl(sockfd, FIOASYNC, &amp;on);</text:p>
      <text:p text:style-name="P1"><text:tab/>ioctl(sockfd, FIONBIO, &amp;on);</text:p>
      <text:p text:style-name="P1"/>
      <text:p text:style-name="P1"><text:tab/>sigemptyset(&amp;zeromask);</text:p>
      <text:p text:style-name="P1"><text:tab/>sigemptyset(&amp;newmask);</text:p>
      <text:p text:style-name="P1"><text:tab/>sigemptyset(&amp;oldmask);</text:p>
      <text:p text:style-name="P1"><text:tab/>sigaddset(&amp;newmask, SIGIO);</text:p>
      <text:p text:style-name="P1"/>
      <text:p text:style-name="P1"><text:tab/>sigprocmask(SIG_BLOCK, &amp;newmask, &amp;oldmask);</text:p>
      <text:p text:style-name="P1"><text:tab/>for(;;) {</text:p>
      <text:p text:style-name="P1"><text:tab/><text:tab/>while(nqueue == 0)</text:p>
      <text:p text:style-name="P1"><text:tab/><text:tab/><text:tab/>sigsuspend(&amp;zeromask);</text:p>
      <text:p text:style-name="P1"/>
      <text:p text:style-name="P1"><text:tab/><text:tab/>sigprocmask(SIG_SETMASK, &amp;oldmask, NULL);</text:p>
      <text:p text:style-name="P1"/>
      <text:p text:style-name="P1"><text:tab/><text:tab/>sendto(sockfd, dg[iget].dg_data, dg[iget].dg_len, 0, dg[iget].dg_sa, dg[iget].dg_salen);</text:p>
      <text:p text:style-name="P1"><text:tab/><text:tab/>if(++iget &gt;= QSIZE)</text:p>
      <text:p text:style-name="P1"><text:tab/><text:tab/><text:tab/>iget = 0;</text:p>
      <text:p text:style-name="P1"/>
      <text:p text:style-name="P1"><text:tab/><text:tab/>sigprocmask(SIG_BLOCK, &amp;newmask, &amp;oldmask);</text:p>
      <text:p text:style-name="P1"><text:tab/><text:tab/>nqueue--;</text:p>
      <text:p text:style-name="P1"><text:tab/>}</text:p>
      <text:p text:style-name="P1">}</text:p>
      <text:p text:style-name="P1"/>
      <text:p text:style-name="P1">int main(int argc, char *argv[]) {</text:p>
      <text:p text:style-name="P1"><text:soft-page-break/><text:tab/>int serverPORT;</text:p>
      <text:p text:style-name="P1"><text:tab/>struct sockaddr_in server, sender;</text:p>
      <text:p text:style-name="P1"/>
      <text:p text:style-name="P1"><text:tab/>serverPORT = atoi(argv[1]);</text:p>
      <text:p text:style-name="P1"/>
      <text:p text:style-name="P1"><text:tab/>sockfd = socket(AF_INET, SOCK_DGRAM, 0);</text:p>
      <text:p text:style-name="P1"><text:tab/>bzero(&amp;server, sizeof(server));</text:p>
      <text:p text:style-name="P1"><text:tab/>server.sin_family = AF_INET;</text:p>
      <text:p text:style-name="P1"><text:tab/>server.sin_port = htons(serverPORT);</text:p>
      <text:p text:style-name="P1"><text:tab/>server.sin_addr.s_addr = htonl(INADDR_ANY);</text:p>
      <text:p text:style-name="P1"/>
      <text:p text:style-name="P1"><text:tab/>if(bind(sockfd, (struct sockaddr *)&amp;server, sizeof(server)) &lt; 0) {</text:p>
      <text:p text:style-name="P1"><text:tab/><text:tab/>printf("bind failed\n");</text:p>
      <text:p text:style-name="P1"><text:tab/><text:tab/>exit(1);</text:p>
      <text:p text:style-name="P1"><text:tab/>}</text:p>
      <text:p text:style-name="P1"/>
      <text:p text:style-name="P1"><text:tab/>echo_server(sockfd, (struct sockaddr *)&amp;server, sizeof(server));</text:p>
      <text:p text:style-name="P1"/>
      <text:p text:style-name="P1"><text:tab/>return 0;</text:p>
      <text:p text:style-name="P1">}</text:p>
      <text:p text:style-name="P1">=======================================================================<text:line-break/>udp client</text:p>
      <text:p text:style-name="P1">#include &lt;stdlib.h&gt;</text:p>
      <text:p text:style-name="P1">#include &lt;stdio.h&gt;</text:p>
      <text:p text:style-name="P1">#include &lt;string.h&gt;</text:p>
      <text:p text:style-name="P1">#include &lt;sys/socket.h&gt;</text:p>
      <text:p text:style-name="P1">#include &lt;sys/select.h&gt;</text:p>
      <text:p text:style-name="P1">#include &lt;sys/types.h&gt;</text:p>
      <text:p text:style-name="P1">#include &lt;netinet/in.h&gt;</text:p>
      <text:p text:style-name="P1">#include &lt;arpa/inet.h&gt;</text:p>
      <text:p text:style-name="P1">#include &lt;netdb.h&gt;</text:p>
      <text:p text:style-name="P1">#include &lt;unistd.h&gt;</text:p>
      <text:p text:style-name="P1"/>
      <text:p text:style-name="P1"/>
      <text:p text:style-name="P1">#define MAXLINE 1024</text:p>
      <text:p text:style-name="P1"/>
      <text:p text:style-name="P1">void echo_cli(int sockfd, struct sockaddr_in *recv_addr, socklen_t recvlen) {</text:p>
      <text:p text:style-name="P1"><text:tab/>char msg[MAXLINE];</text:p>
      <text:p text:style-name="P1"><text:tab/>fd_set rset;</text:p>
      <text:p text:style-name="P1"><text:tab/>while(1) {</text:p>
      <text:p text:style-name="P1"><text:tab/><text:tab/>FD_ZERO(&amp;rset);</text:p>
      <text:p text:style-name="P1"><text:tab/><text:tab/>FD_SET(0, &amp;rset);</text:p>
      <text:p text:style-name="P1"><text:tab/><text:tab/>int maxfdp1 = 1;</text:p>
      <text:p text:style-name="P1"><text:tab/><text:tab/>select(maxfdp1, &amp;rset, NULL, NULL, NULL);</text:p>
      <text:p text:style-name="P1"/>
      <text:p text:style-name="P1"><text:tab/><text:tab/>if(FD_ISSET(0, &amp;rset)){</text:p>
      <text:p text:style-name="P1"><text:tab/><text:tab/><text:tab/>int n = read(STDIN_FILENO, msg, MAXLINE);</text:p>
      <text:p text:style-name="P1"><text:tab/><text:tab/><text:tab/>if(strcmp(msg, "-1") == 0) {</text:p>
      <text:p text:style-name="P1"><text:tab/><text:tab/><text:tab/><text:tab/>exit(1);</text:p>
      <text:p text:style-name="P1"><text:tab/><text:tab/><text:tab/>}</text:p>
      <text:p text:style-name="P1"><text:tab/><text:tab/><text:tab/>msg[n-1] = '\0';</text:p>
      <text:p text:style-name="P1"><text:tab/><text:tab/><text:tab/>sendto(sockfd, msg, n, 0, (struct sockaddr *)recv_addr, sizeof(*recv_addr));</text:p>
      <text:p text:style-name="P1"><text:soft-page-break/><text:tab/><text:tab/><text:tab/>recvfrom(sockfd, msg, MAXLINE, 0, (struct sockaddr *)recv_addr, sizeof(*recv_addr));</text:p>
      <text:p text:style-name="P1"><text:tab/><text:tab/><text:tab/>printf("echo msg is: %s\n", msg);</text:p>
      <text:p text:style-name="P1"><text:tab/><text:tab/>}</text:p>
      <text:p text:style-name="P1"><text:tab/>}</text:p>
      <text:p text:style-name="P1">}</text:p>
      <text:p text:style-name="P1"/>
      <text:p text:style-name="P1">int main(int argc, char *argv[]) {</text:p>
      <text:p text:style-name="P1"><text:tab/>char serverIP[INET_ADDRSTRLEN];</text:p>
      <text:p text:style-name="P1"><text:tab/>int serverPORT;</text:p>
      <text:p text:style-name="P1"><text:tab/>int sockfd;</text:p>
      <text:p text:style-name="P1"><text:tab/>struct sockaddr_in server;</text:p>
      <text:p text:style-name="P1"><text:tab/>struct addrinfo hints, *serverinfo;</text:p>
      <text:p text:style-name="P1"/>
      <text:p text:style-name="P1"><text:tab/>memset(&amp;hints, 0, sizeof(hints));</text:p>
      <text:p text:style-name="P1"><text:tab/>hints.ai_socktype = SOCK_DGRAM;</text:p>
      <text:p text:style-name="P1"><text:tab/>hints.ai_family = AF_INET;</text:p>
      <text:p text:style-name="P1"><text:tab/>if(getaddrinfo(argv[1], NULL, &amp;hints, &amp;serverinfo) != 0) {</text:p>
      <text:p text:style-name="P1"><text:tab/><text:tab/>printf("no such that server\n");</text:p>
      <text:p text:style-name="P1"><text:tab/><text:tab/>exit(1);</text:p>
      <text:p text:style-name="P1"><text:tab/>}</text:p>
      <text:p text:style-name="P1"/>
      <text:p text:style-name="P1"><text:tab/>strcpy(serverIP, inet_ntoa(((struct sockaddr_in *)serverinfo-&gt;ai_addr)-&gt;sin_addr));</text:p>
      <text:p text:style-name="P1"><text:tab/>serverPORT = atoi(argv[2]);</text:p>
      <text:p text:style-name="P1"/>
      <text:p text:style-name="P1"><text:tab/>bzero(&amp;server, sizeof(server));</text:p>
      <text:p text:style-name="P1"><text:tab/>server.sin_family = AF_INET;</text:p>
      <text:p text:style-name="P1"><text:tab/>server.sin_port = htons(serverPORT);</text:p>
      <text:p text:style-name="P1"><text:tab/>inet_pton(AF_INET, serverIP, &amp;server.sin_addr);</text:p>
      <text:p text:style-name="P1"/>
      <text:p text:style-name="P1"><text:tab/>sockfd = socket(AF_INET, SOCK_DGRAM, 0);</text:p>
      <text:p text:style-name="P1"><text:tab/>echo_cli(sockfd, &amp;server, sizeof(server));</text:p>
      <text:p text:style-name="P1"/>
      <text:p text:style-name="P1"><text:tab/>return 0;</text:p>
      <text:p text:style-name="P1">}<text:line-break/>=======================================================================<text:line-break/>ifconfig-egg p<text:span text:style-name="T2">pt16</text:span><text:line-break/>#include&lt;stdio.h&gt;</text:p>
      <text:p text:style-name="P1">#include&lt;string.h&gt;</text:p>
      <text:p text:style-name="P1">#include&lt;unistd.h&gt;</text:p>
      <text:p text:style-name="P1">#include&lt;netdb.h&gt;</text:p>
      <text:p text:style-name="P1">#include&lt;sys/types.h&gt;</text:p>
      <text:p text:style-name="P1">#include&lt;sys/ioctl.h&gt;</text:p>
      <text:p text:style-name="P1">#include&lt;sys/socket.h&gt;</text:p>
      <text:p text:style-name="P1">#include&lt;arpa/inet.h&gt;</text:p>
      <text:p text:style-name="P1">#include&lt;net/if.h&gt;</text:p>
      <text:p text:style-name="P1">#define MAXIF 10</text:p>
      <text:p text:style-name="P1">#define ipsize 16</text:p>
      <text:p text:style-name="P1"/>
      <text:p text:style-name="P1">int main(){</text:p>
      <text:p text:style-name="P1"><text:s text:c="4"/>struct ifreq ifall[MAXIF];</text:p>
      <text:p text:style-name="P1"><text:s text:c="4"/>struct ifconf ioifconf;</text:p>
      <text:p text:style-name="P1"><text:soft-page-break/><text:s text:c="4"/>int sockfd = socket(AF_INET, SOCK_DGRAM, 0);</text:p>
      <text:p text:style-name="P1"/>
      <text:p text:style-name="P1"><text:s text:c="4"/>//get if vector</text:p>
      <text:p text:style-name="P1"><text:s text:c="4"/>ioifconf.ifc_buf = (void *)ifall;</text:p>
      <text:p text:style-name="P1"><text:s text:c="4"/>ioifconf.ifc_len = sizeof(ifall);</text:p>
      <text:p text:style-name="P1"><text:s text:c="4"/>//get all interfaces network info</text:p>
      <text:p text:style-name="P1"><text:s text:c="4"/>ioctl(sockfd, SIOCGIFCONF, &amp;ioifconf);</text:p>
      <text:p text:style-name="P1"/>
      <text:p text:style-name="P1"><text:s text:c="4"/>struct ifreq *ifpt;</text:p>
      <text:p text:style-name="P1"><text:s text:c="4"/>struct ifreq *ifend = (void *)((char *)ifall + ioifconf.ifc_len);</text:p>
      <text:p text:style-name="P1"><text:s text:c="4"/>for(ifpt =ifall; ifpt&lt;ifend; ifpt++){</text:p>
      <text:p text:style-name="P1"><text:s text:c="8"/>struct ifreq ifr;</text:p>
      <text:p text:style-name="P1"><text:s text:c="8"/>if(ifpt-&gt;ifr_addr.sa_family != AF_INET)</text:p>
      <text:p text:style-name="P1"><text:s text:c="12"/>continue;</text:p>
      <text:p text:style-name="P1"/>
      <text:p text:style-name="P1"><text:s text:c="8"/>//get interface name</text:p>
      <text:p text:style-name="P1"><text:s text:c="8"/>printf("[%s]\n", ifpt-&gt;ifr_name);</text:p>
      <text:p text:style-name="P1"/>
      <text:p text:style-name="P1"><text:s text:c="8"/>//get mtu</text:p>
      <text:p text:style-name="P1"><text:s text:c="8"/>bzero(&amp;ifr, sizeof(struct ifreq));</text:p>
      <text:p text:style-name="P1"><text:s text:c="8"/>memcpy(ifr.ifr_name, ifpt-&gt;ifr_name, sizeof(ifr.ifr_name));</text:p>
      <text:p text:style-name="P1"><text:s text:c="8"/>ioctl(sockfd, SIOCGIFMTU, &amp;ifr);</text:p>
      <text:p text:style-name="P1"><text:s text:c="8"/>printf("MTU: %d\n", ifr.ifr_mtu);</text:p>
      <text:p text:style-name="P1"/>
      <text:p text:style-name="P1"><text:s text:c="8"/>//get IP address</text:p>
      <text:p text:style-name="P1"><text:s text:c="8"/>uint32_t addri, maski;</text:p>
      <text:p text:style-name="P1"><text:s text:c="8"/>char addrc[ipsize], maskc[ipsize];</text:p>
      <text:p text:style-name="P1"><text:s text:c="8"/>addri = ((struct sockaddr_in *)&amp;ifpt-&gt;ifr_addr)-&gt;sin_addr.s_addr;</text:p>
      <text:p text:style-name="P1"><text:s text:c="8"/>inet_ntop(AF_INET, &amp;addri, addrc, ipsize);</text:p>
      <text:p text:style-name="P1"><text:s text:c="8"/>printf("IP Address: %s\n", addrc);</text:p>
      <text:p text:style-name="P1"/>
      <text:p text:style-name="P1"><text:s text:c="8"/>//get netmask</text:p>
      <text:p text:style-name="P1"><text:s text:c="8"/>bzero(&amp;ifr, sizeof(struct ifreq));</text:p>
      <text:p text:style-name="P1"><text:s text:c="8"/>memcpy(ifr.ifr_name, ifpt-&gt;ifr_name, sizeof(ifr.ifr_name));</text:p>
      <text:p text:style-name="P1"><text:s text:c="8"/>ioctl(sockfd, SIOCGIFNETMASK, &amp;ifr);</text:p>
      <text:p text:style-name="P1"><text:s text:c="8"/>maski = ((struct sockaddr_in *)&amp;ifr.ifr_addr)-&gt;sin_addr.s_addr;</text:p>
      <text:p text:style-name="P1"><text:s text:c="8"/>inet_ntop(AF_INET, &amp;maski, maskc, ipsize);</text:p>
      <text:p text:style-name="P1"><text:s text:c="8"/>printf("Netmask: %s\n", maskc);</text:p>
      <text:p text:style-name="P1"/>
      <text:p text:style-name="P1"><text:s text:c="8"/>//get mac address</text:p>
      <text:p text:style-name="P1"><text:s text:c="8"/>ioctl(sockfd, SIOCGIFFLAGS, &amp;ifr);</text:p>
      <text:p text:style-name="P1"><text:s text:c="8"/>if(! (ifr.ifr_flags &amp; IFF_LOOPBACK)){ <text:s text:c="2"/>//skip loopback interface</text:p>
      <text:p text:style-name="P1"><text:s text:c="12"/>bzero(&amp;ifr, sizeof(struct ifreq));</text:p>
      <text:p text:style-name="P1"><text:s text:c="12"/>memcpy(ifr.ifr_name, ifpt-&gt;ifr_name, sizeof(ifr.ifr_name));</text:p>
      <text:p text:style-name="P1"><text:s text:c="12"/>ioctl(sockfd, SIOCGIFHWADDR, &amp;ifr);</text:p>
      <text:p text:style-name="P1"><text:s text:c="12"/>printf("Hwaddr: ");</text:p>
      <text:p text:style-name="P1"><text:s text:c="12"/>for (int i=0; i&lt;6; ++i){</text:p>
      <text:p text:style-name="P1"><text:s text:c="16"/>if(i != 0)</text:p>
      <text:p text:style-name="P1"><text:s text:c="20"/>printf(":");</text:p>
      <text:p text:style-name="P1"><text:s text:c="16"/>printf("%02x", (unsigned char) ifr.ifr_addr.sa_data[i]);</text:p>
      <text:p text:style-name="P1"><text:s text:c="12"/>}</text:p>
      <text:p text:style-name="P1"><text:s text:c="12"/>printf("\n");</text:p>
      <text:p text:style-name="P1"><text:soft-page-break/><text:s text:c="8"/>}</text:p>
      <text:p text:style-name="P1"/>
      <text:p text:style-name="P1"><text:s text:c="8"/>printf("\n");</text:p>
      <text:p text:style-name="P1"><text:s text:c="4"/>}</text:p>
      <text:p text:style-name="P1">}<text:line-break/>=======================================================================</text:p>
      <text:p text:style-name="P1">ifconfig-r<text:line-break/>#include &lt;string.h&gt;</text:p>
      <text:p text:style-name="P1">#include &lt;stdio.h&gt;</text:p>
      <text:p text:style-name="P1">#include &lt;unistd.h&gt;</text:p>
      <text:p text:style-name="P1">#include &lt;ifaddrs.h&gt;</text:p>
      <text:p text:style-name="P1">#include &lt;sys/types.h&gt;</text:p>
      <text:p text:style-name="P1">#include &lt;sys/ioctl.h&gt;</text:p>
      <text:p text:style-name="P1">#include &lt;sys/socket.h&gt;</text:p>
      <text:p text:style-name="P1">#include &lt;linux/wireless.h&gt;</text:p>
      <text:p text:style-name="P1"/>
      <text:p text:style-name="P1"/>
      <text:p text:style-name="P1">int check_wireless(const char* ifname, char* protocol) {</text:p>
      <text:p text:style-name="P1"><text:s text:c="2"/>int sock = -1;</text:p>
      <text:p text:style-name="P1"><text:s text:c="2"/>struct iwreq pwrq;</text:p>
      <text:p text:style-name="P1"><text:s text:c="2"/>memset(&amp;pwrq, 0, sizeof(pwrq));</text:p>
      <text:p text:style-name="P1"><text:s text:c="2"/>strncpy(pwrq.ifr_name, ifname, IFNAMSIZ);</text:p>
      <text:p text:style-name="P1"/>
      <text:p text:style-name="P1"><text:s text:c="2"/>if ((sock = socket(AF_INET, SOCK_STREAM, 0)) == -1) {</text:p>
      <text:p text:style-name="P1"><text:s text:c="4"/>perror("socket");</text:p>
      <text:p text:style-name="P1"><text:s text:c="4"/>return 0;</text:p>
      <text:p text:style-name="P1"><text:s text:c="2"/>}</text:p>
      <text:p text:style-name="P1"/>
      <text:p text:style-name="P1"><text:s text:c="2"/>if (ioctl(sock, SIOCGIWNAME, &amp;pwrq) != -1) {</text:p>
      <text:p text:style-name="P1"><text:s text:c="4"/>if (protocol) strncpy(protocol, pwrq.u.name, IFNAMSIZ);</text:p>
      <text:p text:style-name="P1"><text:s text:c="4"/>close(sock);</text:p>
      <text:p text:style-name="P1"><text:s text:c="4"/>return 1;</text:p>
      <text:p text:style-name="P1"><text:s text:c="2"/>}</text:p>
      <text:p text:style-name="P1"/>
      <text:p text:style-name="P1"><text:s text:c="2"/>close(sock);</text:p>
      <text:p text:style-name="P1"><text:s text:c="2"/>return 0;</text:p>
      <text:p text:style-name="P1">}</text:p>
      <text:p text:style-name="P1"/>
      <text:p text:style-name="P1"/>
      <text:p text:style-name="P1">int main(int argc, char const *argv[]) {</text:p>
      <text:p text:style-name="P1"><text:s text:c="2"/>struct ifaddrs *ifaddr, *ifa;</text:p>
      <text:p text:style-name="P1"/>
      <text:p text:style-name="P1"><text:s text:c="2"/>if (getifaddrs(&amp;ifaddr) == -1) {</text:p>
      <text:p text:style-name="P1"><text:s text:c="4"/>perror("getifaddrs");</text:p>
      <text:p text:style-name="P1"><text:s text:c="4"/>return -1;</text:p>
      <text:p text:style-name="P1"><text:s text:c="2"/>}</text:p>
      <text:p text:style-name="P1"/>
      <text:p text:style-name="P1"><text:s text:c="2"/>/* Walk through linked list, maintaining head pointer so we</text:p>
      <text:p text:style-name="P1"><text:s text:c="5"/>can free list later */</text:p>
      <text:p text:style-name="P1"><text:s text:c="2"/>for (ifa = ifaddr; ifa != NULL; ifa = ifa-&gt;ifa_next) {</text:p>
      <text:p text:style-name="P1"><text:s text:c="4"/>char protocol[IFNAMSIZ] <text:s/>= {0};</text:p>
      <text:p text:style-name="P1"/>
      <text:p text:style-name="P1"><text:soft-page-break/><text:s text:c="4"/>if (ifa-&gt;ifa_addr == NULL ||</text:p>
      <text:p text:style-name="P1"><text:s text:c="8"/>ifa-&gt;ifa_addr-&gt;sa_family != AF_PACKET) continue;</text:p>
      <text:p text:style-name="P1"/>
      <text:p text:style-name="P1"><text:s text:c="4"/>if (check_wireless(ifa-&gt;ifa_name, protocol)) {</text:p>
      <text:p text:style-name="P1"><text:s text:c="6"/>printf("interface %s is wireless: %s\n", ifa-&gt;ifa_name, protocol);</text:p>
      <text:p text:style-name="P1"><text:s text:c="4"/>} else {</text:p>
      <text:p text:style-name="P1"><text:s text:c="6"/>printf("interface %s is not wireless\n", ifa-&gt;ifa_name);</text:p>
      <text:p text:style-name="P1"><text:s text:c="4"/>}</text:p>
      <text:p text:style-name="P1"><text:s text:c="2"/>}</text:p>
      <text:p text:style-name="P1"/>
      <text:p text:style-name="P1"><text:s text:c="2"/>freeifaddrs(ifaddr);</text:p>
      <text:p text:style-name="P1"><text:s text:c="2"/>return 0;</text:p>
      <text:p text:style-name="P2">}<text:line-break/>=======================================================================<text:line-break/>set socket opt timeout – <text:span text:style-name="T1">past1 server<text:line-break/>#include &lt;arpa/inet.h&gt;</text:span></text:p>
      <text:p text:style-name="P2"><text:span text:style-name="T1">#include &lt;stdio.h&gt;</text:span></text:p>
      <text:p text:style-name="P2"><text:span text:style-name="T1">#include &lt;string.h&gt;</text:span></text:p>
      <text:p text:style-name="P2"><text:span text:style-name="T1">#include &lt;errno.h&gt;</text:span></text:p>
      <text:p text:style-name="P2"><text:span text:style-name="T1">#include &lt;string&gt;</text:span></text:p>
      <text:p text:style-name="P2"/>
      <text:p text:style-name="P2"><text:span text:style-name="T1">int main() {</text:span></text:p>
      <text:p text:style-name="P2"><text:span text:style-name="T1"><text:tab/>int sockFd;</text:span></text:p>
      <text:p text:style-name="P2"><text:span text:style-name="T1"><text:tab/>if ((sockFd = socket(AF_INET, SOCK_DGRAM, 0)) &lt; 0)</text:span></text:p>
      <text:p text:style-name="P2"><text:span text:style-name="T1"><text:tab/><text:tab/>perror("socket() error");</text:span></text:p>
      <text:p text:style-name="P2"/>
      <text:p text:style-name="P2"><text:span text:style-name="T1"><text:tab/>struct timeval tv;</text:span></text:p>
      <text:p text:style-name="P2"><text:span text:style-name="T1"><text:tab/>tv.tv_sec = 3;</text:span></text:p>
      <text:p text:style-name="P2"><text:span text:style-name="T1"><text:tab/>tv.tv_usec = 0;</text:span></text:p>
      <text:p text:style-name="P2"><text:span text:style-name="T1"><text:tab/>if (setsockopt(sockFd, SOL_SOCKET, SO_RCVTIMEO, &amp;tv, sizeof(tv)) &lt; 0)</text:span></text:p>
      <text:p text:style-name="P2"><text:span text:style-name="T1"><text:tab/><text:tab/>perror("setsockopt() error");</text:span></text:p>
      <text:p text:style-name="P2"/>
      <text:p text:style-name="P2"><text:span text:style-name="T1"><text:tab/>struct sockaddr_in srvAddr;</text:span></text:p>
      <text:p text:style-name="P2"><text:span text:style-name="T1"><text:tab/>bzero(&amp;srvAddr, sizeof(srvAddr));</text:span></text:p>
      <text:p text:style-name="P2"><text:span text:style-name="T1"><text:tab/>srvAddr.sin_family = AF_INET;</text:span></text:p>
      <text:p text:style-name="P2"><text:span text:style-name="T1"><text:tab/>srvAddr.sin_port = htons(57345);</text:span></text:p>
      <text:p text:style-name="P2"><text:span text:style-name="T1"><text:tab/>srvAddr.sin_addr.s_addr = htonl(INADDR_ANY);</text:span></text:p>
      <text:p text:style-name="P2"/>
      <text:p text:style-name="P2"><text:span text:style-name="T1"><text:tab/>if (bind(sockFd, (const struct sockaddr *) &amp;srvAddr, sizeof(srvAddr)) &lt; 0)</text:span></text:p>
      <text:p text:style-name="P2"><text:span text:style-name="T1"><text:tab/><text:tab/>perror("bind() error");</text:span></text:p>
      <text:p text:style-name="P2"/>
      <text:p text:style-name="P2"><text:span text:style-name="T1"><text:tab/>while (1) {</text:span></text:p>
      <text:p text:style-name="P2"><text:span text:style-name="T1"><text:tab/><text:tab/>ssize_t len;</text:span></text:p>
      <text:p text:style-name="P2"><text:span text:style-name="T1"><text:tab/><text:tab/>char buf[4096];</text:span></text:p>
      <text:p text:style-name="P2"><text:span text:style-name="T1"><text:tab/><text:tab/>struct sockaddr_in cliAddr;</text:span></text:p>
      <text:p text:style-name="P2"><text:span text:style-name="T1"><text:tab/><text:tab/>socklen_t addrLen = sizeof(cliAddr);</text:span></text:p>
      <text:p text:style-name="P2"/>
      <text:p text:style-name="P2"><text:span text:style-name="T1"><text:tab/><text:tab/>if ((len = recvfrom(sockFd, buf, 4096, 0, (struct sockaddr *) &amp;cliAddr, &amp;addrLen)) &lt; 0) {</text:span></text:p>
      <text:p text:style-name="P2"><text:span text:style-name="T1"><text:tab/><text:tab/><text:tab/>if (errno == EWOULDBLOCK)</text:span></text:p>
      <text:p text:style-name="P2"><text:span text:style-name="T1"><text:tab/><text:tab/><text:tab/><text:tab/>continue;</text:span></text:p>
      <text:p text:style-name="P2"><text:span text:style-name="T1"><text:tab/><text:tab/><text:tab/>else</text:span></text:p>
      <text:p text:style-name="P2"><text:soft-page-break/><text:span text:style-name="T1"><text:tab/><text:tab/><text:tab/><text:tab/>perror("recvfrom() error");</text:span></text:p>
      <text:p text:style-name="P2"><text:span text:style-name="T1"><text:tab/><text:tab/>}</text:span></text:p>
      <text:p text:style-name="P2"/>
      <text:p text:style-name="P2"><text:span text:style-name="T1"><text:tab/><text:tab/>int numA = strtol(buf, NULL, 10);</text:span></text:p>
      <text:p text:style-name="P2"/>
      <text:p text:style-name="P2"><text:span text:style-name="T1"><text:tab/><text:tab/>if ((len = recvfrom(sockFd, buf, 4096, 0, (struct sockaddr *) &amp;cliAddr, &amp;addrLen)) &lt; 0) {</text:span></text:p>
      <text:p text:style-name="P2"><text:span text:style-name="T1"><text:tab/><text:tab/><text:tab/>if (errno == EWOULDBLOCK)</text:span></text:p>
      <text:p text:style-name="P2"><text:span text:style-name="T1"><text:tab/><text:tab/><text:tab/><text:tab/>continue;</text:span></text:p>
      <text:p text:style-name="P2"><text:span text:style-name="T1"><text:tab/><text:tab/><text:tab/>else</text:span></text:p>
      <text:p text:style-name="P2"><text:span text:style-name="T1"><text:tab/><text:tab/><text:tab/><text:tab/>perror("recvfrom() error");</text:span></text:p>
      <text:p text:style-name="P2"><text:span text:style-name="T1"><text:tab/><text:tab/>}</text:span></text:p>
      <text:p text:style-name="P2"/>
      <text:p text:style-name="P2"><text:span text:style-name="T1"><text:tab/><text:tab/>int numB = strtol(buf, NULL, 10);</text:span></text:p>
      <text:p text:style-name="P2"><text:span text:style-name="T1"><text:tab/><text:tab/>int numC = numA + numB;</text:span></text:p>
      <text:p text:style-name="P2"><text:span text:style-name="T1"><text:tab/><text:tab/>sprintf(buf, "%d", numC);</text:span></text:p>
      <text:p text:style-name="P2"/>
      <text:p text:style-name="P2"><text:span text:style-name="T1"><text:tab/><text:tab/>if (sendto(sockFd, buf, strlen(buf) + 1, 0, (const struct sockaddr *) &amp;cliAddr, addrLen) &lt; 0)</text:span></text:p>
      <text:p text:style-name="P2"><text:span text:style-name="T1"><text:tab/><text:tab/><text:tab/>perror("sendto() error");</text:span></text:p>
      <text:p text:style-name="P2"><text:span text:style-name="T1"><text:tab/>}</text:span></text:p>
      <text:p text:style-name="P2"><text:span text:style-name="T1">}<text:line-break/>=======================================================================fork – past 1 client<text:line-break/>#include &lt;arpa/inet.h&gt;</text:span></text:p>
      <text:p text:style-name="P2"><text:span text:style-name="T1">#include &lt;stdio.h&gt;</text:span></text:p>
      <text:p text:style-name="P2"><text:span text:style-name="T1">#include &lt;string.h&gt;</text:span></text:p>
      <text:p text:style-name="P2"><text:span text:style-name="T1">#include &lt;sys/wait.h&gt;</text:span></text:p>
      <text:p text:style-name="P2"><text:span text:style-name="T1">#include &lt;unistd.h&gt;</text:span></text:p>
      <text:p text:style-name="P2"><text:span text:style-name="T1">#include &lt;stdlib.h&gt;</text:span></text:p>
      <text:p text:style-name="P2"/>
      <text:p text:style-name="P2"><text:span text:style-name="T1">void handler(int signum) {</text:span></text:p>
      <text:p text:style-name="P2"><text:span text:style-name="T1"><text:tab/>while (waitpid(-1, NULL, WNOHANG) &gt; 0);</text:span></text:p>
      <text:p text:style-name="P2"><text:span text:style-name="T1"><text:tab/>return;</text:span></text:p>
      <text:p text:style-name="P2"><text:span text:style-name="T1">}</text:span></text:p>
      <text:p text:style-name="P2"/>
      <text:p text:style-name="P2"><text:span text:style-name="T1">int main(int argc, char **argv) {</text:span></text:p>
      <text:p text:style-name="P2"><text:span text:style-name="T1"><text:tab/>int sockFd;</text:span></text:p>
      <text:p text:style-name="P2"><text:span text:style-name="T1"><text:tab/>if ((sockFd = socket(AF_INET, SOCK_DGRAM, 0)) &lt; 0)</text:span></text:p>
      <text:p text:style-name="P2"><text:span text:style-name="T1"><text:tab/><text:tab/>perror("socket() error");</text:span></text:p>
      <text:p text:style-name="P2"/>
      <text:p text:style-name="P2"><text:span text:style-name="T1"><text:tab/>struct sockaddr_in srvAddr;</text:span></text:p>
      <text:p text:style-name="P2"><text:span text:style-name="T1"><text:tab/>bzero(&amp;srvAddr, sizeof(srvAddr));</text:span></text:p>
      <text:p text:style-name="P2"><text:span text:style-name="T1"><text:tab/>srvAddr.sin_family = AF_INET;</text:span></text:p>
      <text:p text:style-name="P2"><text:span text:style-name="T1"><text:tab/>srvAddr.sin_port = htons(57345);</text:span></text:p>
      <text:p text:style-name="P2"><text:span text:style-name="T1"><text:tab/>if (inet_pton(AF_INET, argv[1], &amp;srvAddr.sin_addr) &lt;= 0)</text:span></text:p>
      <text:p text:style-name="P2"><text:span text:style-name="T1"><text:tab/><text:tab/>perror("inet_pton() error");</text:span></text:p>
      <text:p text:style-name="P2"/>
      <text:p text:style-name="P2"><text:span text:style-name="T1"><text:tab/>if (connect(sockFd, (const struct sockaddr *) &amp;srvAddr, sizeof(srvAddr)) &lt; 0)</text:span></text:p>
      <text:p text:style-name="P2"><text:span text:style-name="T1"><text:tab/><text:tab/>perror("connect() error");</text:span></text:p>
      <text:p text:style-name="P2"/>
      <text:p text:style-name="P2"><text:span text:style-name="T1"><text:tab/>struct sigaction act;</text:span></text:p>
      <text:p text:style-name="P2"><text:soft-page-break/><text:span text:style-name="T1"><text:tab/>act.sa_handler = handler;</text:span></text:p>
      <text:p text:style-name="P2"><text:span text:style-name="T1"><text:tab/>sigemptyset(&amp;act.sa_mask);</text:span></text:p>
      <text:p text:style-name="P2"><text:span text:style-name="T1"><text:tab/>act.sa_flags = SA_RESTART;</text:span></text:p>
      <text:p text:style-name="P2"><text:span text:style-name="T1"><text:tab/>if (sigaction(SIGCHLD, &amp;act, NULL) &lt; 0)</text:span></text:p>
      <text:p text:style-name="P2"><text:span text:style-name="T1"><text:tab/><text:tab/>perror("sigaction() error");</text:span></text:p>
      <text:p text:style-name="P2"/>
      <text:p text:style-name="P2"><text:span text:style-name="T1"><text:tab/>//signal(SIGCHLD, sig_fork);</text:span></text:p>
      <text:p text:style-name="P2"><text:span text:style-name="T1"><text:tab/>// void sig_fork(int signo){</text:span></text:p>
      <text:p text:style-name="P2"><text:span text:style-name="T1"><text:tab/>// <text:s text:c="4"/>pid_t pid;</text:span></text:p>
      <text:p text:style-name="P2"><text:span text:style-name="T1"><text:tab/>// <text:s text:c="4"/>int status;</text:span></text:p>
      <text:p text:style-name="P2"><text:span text:style-name="T1"><text:tab/>// <text:s text:c="4"/>while((pid = waitpid(-1, &amp;status, WNOHANG)) &gt; 0){</text:span></text:p>
      <text:p text:style-name="P2"><text:span text:style-name="T1"><text:tab/>// <text:s text:c="4"/>};</text:span></text:p>
      <text:p text:style-name="P2"><text:span text:style-name="T1"><text:tab/>// <text:s text:c="4"/>return;</text:span></text:p>
      <text:p text:style-name="P2"><text:span text:style-name="T1"><text:tab/>// }</text:span></text:p>
      <text:p text:style-name="P2"/>
      <text:p text:style-name="P2"><text:span text:style-name="T1"><text:tab/>pid_t pid;</text:span></text:p>
      <text:p text:style-name="P2"><text:span text:style-name="T1"><text:tab/>if ((pid = fork()) &lt; 0)</text:span></text:p>
      <text:p text:style-name="P2"><text:span text:style-name="T1"><text:tab/><text:tab/>perror("fork() error");</text:span></text:p>
      <text:p text:style-name="P2"/>
      <text:p text:style-name="P2"><text:span text:style-name="T1"><text:tab/>if (pid == 0) {</text:span></text:p>
      <text:p text:style-name="P2"><text:span text:style-name="T1"><text:tab/><text:tab/>while (1) {</text:span></text:p>
      <text:p text:style-name="P2"><text:span text:style-name="T1"><text:tab/><text:tab/><text:tab/>char buf[4096];</text:span></text:p>
      <text:p text:style-name="P2"><text:span text:style-name="T1"><text:tab/><text:tab/><text:tab/>if (recv(sockFd, buf, 4096, 0) &lt; 0)</text:span></text:p>
      <text:p text:style-name="P2"><text:span text:style-name="T1"><text:tab/><text:tab/><text:tab/><text:tab/>perror("recv() error");</text:span></text:p>
      <text:p text:style-name="P2"><text:span text:style-name="T1"><text:tab/><text:tab/><text:tab/>printf("%s\n", buf);</text:span></text:p>
      <text:p text:style-name="P2"><text:span text:style-name="T1"><text:tab/><text:tab/>}</text:span></text:p>
      <text:p text:style-name="P2"><text:span text:style-name="T1"><text:tab/>}</text:span></text:p>
      <text:p text:style-name="P2"/>
      <text:p text:style-name="P2"><text:span text:style-name="T1"><text:tab/>else {</text:span></text:p>
      <text:p text:style-name="P2"><text:span text:style-name="T1"><text:tab/><text:tab/>char buf[4096];</text:span></text:p>
      <text:p text:style-name="P2"><text:span text:style-name="T1"><text:tab/><text:tab/>while (fgets(buf, 4096, stdin) != NULL) {</text:span></text:p>
      <text:p text:style-name="P2"><text:span text:style-name="T1"><text:tab/><text:tab/><text:tab/>if (send(sockFd, buf, strlen(buf) + 1, 0) &lt; 0)</text:span></text:p>
      <text:p text:style-name="P2"><text:span text:style-name="T1"><text:tab/><text:tab/><text:tab/><text:tab/>perror("send() error");</text:span></text:p>
      <text:p text:style-name="P2"><text:span text:style-name="T1"><text:tab/><text:tab/>}</text:span></text:p>
      <text:p text:style-name="P2"><text:span text:style-name="T1"><text:tab/><text:tab/>sprintf(buf, "kill %d", pid);</text:span></text:p>
      <text:p text:style-name="P2"><text:span text:style-name="T1"><text:tab/><text:tab/>system(buf);</text:span></text:p>
      <text:p text:style-name="P2"><text:span text:style-name="T1"><text:tab/><text:tab/>return 0;</text:span></text:p>
      <text:p text:style-name="P2"><text:span text:style-name="T1"><text:tab/>}</text:span></text:p>
      <text:p text:style-name="P2"><text:span text:style-name="T1">}<text:line-break/>=======================================================================<text:line-break/>ping subnet<text:line-break/>#include &lt;stdio.h&gt;</text:span></text:p>
      <text:p text:style-name="P2"><text:span text:style-name="T1">#include &lt;stdlib.h&gt;</text:span></text:p>
      <text:p text:style-name="P2"><text:span text:style-name="T1">#include &lt;string.h&gt;</text:span></text:p>
      <text:p text:style-name="P2"><text:span text:style-name="T1">#include &lt;sys/types.h&gt;</text:span></text:p>
      <text:p text:style-name="P2"><text:span text:style-name="T1">#include &lt;sys/socket.h&gt;</text:span></text:p>
      <text:p text:style-name="P2"><text:span text:style-name="T1">#include &lt;netinet/in_systm.h&gt;</text:span></text:p>
      <text:p text:style-name="P2"><text:span text:style-name="T1">#include &lt;netinet/ip.h&gt;</text:span></text:p>
      <text:p text:style-name="P2"><text:span text:style-name="T1">#include &lt;netinet/ip_icmp.h&gt;</text:span></text:p>
      <text:p text:style-name="P2"><text:span text:style-name="T1">#include &lt;arpa/inet.h&gt;</text:span></text:p>
      <text:p text:style-name="P2"><text:span text:style-name="T1">#include &lt;netdb.h&gt;</text:span></text:p>
      <text:p text:style-name="P2"><text:span text:style-name="T1">#include &lt;unistd.h&gt;</text:span></text:p>
      <text:p text:style-name="P2"><text:soft-page-break/><text:span text:style-name="T1">#include &lt;errno.h&gt;</text:span></text:p>
      <text:p text:style-name="P2"><text:span text:style-name="T1">#include &lt;sys/time.h&gt;</text:span></text:p>
      <text:p text:style-name="P2"/>
      <text:p text:style-name="P2"><text:span text:style-name="T1">int dataLen = 56;</text:span></text:p>
      <text:p text:style-name="P2"><text:span text:style-name="T1">int sockFd;</text:span></text:p>
      <text:p text:style-name="P2"><text:span text:style-name="T1">pid_t pid;</text:span></text:p>
      <text:p text:style-name="P2"><text:span text:style-name="T1">char sendBuf[1500];</text:span></text:p>
      <text:p text:style-name="P2"><text:span text:style-name="T1">int nSent = 0;</text:span></text:p>
      <text:p text:style-name="P2"><text:span text:style-name="T1">int verbose = 0;</text:span></text:p>
      <text:p text:style-name="P2"><text:span text:style-name="T1">char tempWa[200];</text:span></text:p>
      <text:p text:style-name="P2"/>
      <text:p text:style-name="P2"><text:span text:style-name="T1">struct proto {</text:span></text:p>
      <text:p text:style-name="P2"><text:span text:style-name="T1"><text:tab/>struct hostent *host;</text:span></text:p>
      <text:p text:style-name="P2"><text:span text:style-name="T1"><text:tab/>struct sockaddr *saSend;</text:span></text:p>
      <text:p text:style-name="P2"><text:span text:style-name="T1"><text:tab/>struct sockaddr *saRecv;</text:span></text:p>
      <text:p text:style-name="P2"><text:span text:style-name="T1"><text:tab/>socklen_t saLen;</text:span></text:p>
      <text:p text:style-name="P2"><text:span text:style-name="T1"><text:tab/>int icmpProto;</text:span></text:p>
      <text:p text:style-name="P2"><text:span text:style-name="T1">} sock;</text:span></text:p>
      <text:p text:style-name="P2"/>
      <text:p text:style-name="P2"><text:span text:style-name="T1">struct addrinfo *hostServ(const char *host, const char *serv, int family, int sockType);</text:span></text:p>
      <text:p text:style-name="P2"><text:span text:style-name="T1">char *sockNtopHost(const struct sockaddr *sa, socklen_t saLen);</text:span></text:p>
      <text:p text:style-name="P2"><text:span text:style-name="T1">void tvSub(struct timeval *out, struct timeval *in);</text:span></text:p>
      <text:p text:style-name="P2"><text:span text:style-name="T1">int procIcmp(char *ptr, ssize_t len, struct msghdr *msg, struct timeval *tvRecv);</text:span></text:p>
      <text:p text:style-name="P2"><text:span text:style-name="T1">void sendIcmp();</text:span></text:p>
      <text:p text:style-name="P2"><text:span text:style-name="T1">uint16_t inCksum(uint16_t *addr, int len);</text:span></text:p>
      <text:p text:style-name="P2"/>
      <text:p text:style-name="P2"><text:span text:style-name="T1">int main(int argc, char **argv) {</text:span></text:p>
      <text:p text:style-name="P2"><text:span text:style-name="T1"><text:tab/>char *host;</text:span></text:p>
      <text:p text:style-name="P2"><text:span text:style-name="T1"><text:tab/>struct addrinfo *addrIn;</text:span></text:p>
      <text:p text:style-name="P2"><text:span text:style-name="T1"><text:tab/>char *h;</text:span></text:p>
      <text:p text:style-name="P2"/>
      <text:p text:style-name="P2"><text:span text:style-name="T1"><text:tab/>host = argv[1];</text:span></text:p>
      <text:p text:style-name="P2"><text:span text:style-name="T1"><text:tab/>pid = getpid() &amp; 0xFFFF;</text:span></text:p>
      <text:p text:style-name="P2"/>
      <text:p text:style-name="P2"><text:span text:style-name="T1"><text:tab/>int subIp;</text:span></text:p>
      <text:p text:style-name="P2"><text:span text:style-name="T1"><text:tab/>for (subIp = 1; subIp &lt;= 254; ++subIp) {</text:span></text:p>
      <text:p text:style-name="P2"><text:span text:style-name="T1"><text:tab/><text:tab/>char ip[128];</text:span></text:p>
      <text:p text:style-name="P2"><text:span text:style-name="T1"><text:tab/><text:tab/>sprintf(ip, "%s.%d", host, subIp);</text:span></text:p>
      <text:p text:style-name="P2"/>
      <text:p text:style-name="P2"><text:span text:style-name="T1"><text:tab/><text:tab/>addrIn = hostServ(ip, NULL, 0, 0);</text:span></text:p>
      <text:p text:style-name="P2"><text:span text:style-name="T1"><text:tab/><text:tab/>h = sockNtopHost(addrIn-&gt;ai_addr, addrIn-&gt;ai_addrlen);</text:span></text:p>
      <text:p text:style-name="P2"/>
      <text:p text:style-name="P2"><text:span text:style-name="T1"><text:tab/><text:tab/>sock.saSend = addrIn-&gt;ai_addr;</text:span></text:p>
      <text:p text:style-name="P2"><text:span text:style-name="T1"><text:tab/><text:tab/>sock.saRecv = calloc(1, addrIn-&gt;ai_addrlen);</text:span></text:p>
      <text:p text:style-name="P2"><text:span text:style-name="T1"><text:tab/><text:tab/>sock.saLen = addrIn-&gt;ai_addrlen;</text:span></text:p>
      <text:p text:style-name="P2"><text:span text:style-name="T1"><text:tab/><text:tab/>sock.icmpProto = IPPROTO_ICMP;</text:span></text:p>
      <text:p text:style-name="P2"><text:span text:style-name="T1"><text:tab/><text:tab/>in_addr_t ipAddr = inet_addr(ip);</text:span></text:p>
      <text:p text:style-name="P2"><text:span text:style-name="T1"><text:tab/><text:tab/>//sock.host = gethostbyaddr(&amp;ipAddr, sizeof(ipAddr), AF_INET);</text:span></text:p>
      <text:p text:style-name="P2"/>
      <text:p text:style-name="P2"><text:span text:style-name="T1"><text:tab/><text:tab/>struct sockaddr_in tempSa;</text:span></text:p>
      <text:p text:style-name="P2"><text:span text:style-name="T1"><text:tab/><text:tab/>tempSa.sin_family = AF_INET;</text:span></text:p>
      <text:p text:style-name="P2"><text:span text:style-name="T1"><text:tab/><text:tab/>inet_pton(AF_INET, ip, &amp;tempSa.sin_addr);</text:span></text:p>
      <text:p text:style-name="P2"><text:soft-page-break/><text:span text:style-name="T1"><text:tab/><text:tab/>getnameinfo((const struct sockaddr *) &amp;tempSa, sizeof(tempSa), tempWa, sizeof(tempWa), NULL, 0, 0);</text:span></text:p>
      <text:p text:style-name="P2"/>
      <text:p text:style-name="P2"><text:span text:style-name="T1"><text:tab/><text:tab/>char recvBuf[1500];</text:span></text:p>
      <text:p text:style-name="P2"><text:span text:style-name="T1"><text:tab/><text:tab/>char ctrlBuf[1500];</text:span></text:p>
      <text:p text:style-name="P2"><text:span text:style-name="T1"><text:tab/><text:tab/>struct msghdr msg;</text:span></text:p>
      <text:p text:style-name="P2"/>
      <text:p text:style-name="P2"><text:span text:style-name="T1"><text:tab/><text:tab/>struct iovec iov;</text:span></text:p>
      <text:p text:style-name="P2"><text:span text:style-name="T1"><text:tab/><text:tab/>ssize_t n;</text:span></text:p>
      <text:p text:style-name="P2"><text:span text:style-name="T1"><text:tab/><text:tab/>struct timeval tval, sendTval;</text:span></text:p>
      <text:p text:style-name="P2"/>
      <text:p text:style-name="P2"><text:span text:style-name="T1"><text:tab/><text:tab/>sockFd = socket(sock.saSend-&gt;sa_family, SOCK_RAW, sock.icmpProto);</text:span></text:p>
      <text:p text:style-name="P2"><text:span text:style-name="T1"><text:tab/><text:tab/>if (sockFd &lt; 0)</text:span></text:p>
      <text:p text:style-name="P2"><text:span text:style-name="T1"><text:tab/><text:tab/><text:tab/>perror("socket() error");</text:span></text:p>
      <text:p text:style-name="P2"><text:span text:style-name="T1"><text:tab/><text:tab/>int size = 60 * 1024;</text:span></text:p>
      <text:p text:style-name="P2"><text:span text:style-name="T1"><text:tab/><text:tab/>setsockopt(sockFd, SOL_SOCKET, SO_RCVBUF, &amp;size, sizeof(size));</text:span></text:p>
      <text:p text:style-name="P2"><text:span text:style-name="T1"><text:tab/><text:tab/>struct timeval timeoutTv;</text:span></text:p>
      <text:p text:style-name="P2"><text:span text:style-name="T1"><text:tab/><text:tab/>timeoutTv.tv_sec = 3;</text:span></text:p>
      <text:p text:style-name="P2"><text:span text:style-name="T1"><text:tab/><text:tab/>timeoutTv.tv_usec = 0;</text:span></text:p>
      <text:p text:style-name="P2"><text:span text:style-name="T1"><text:tab/><text:tab/>setsockopt(sockFd, SOL_SOCKET, SO_RCVTIMEO, &amp;timeoutTv, sizeof(timeoutTv));</text:span></text:p>
      <text:p text:style-name="P2"/>
      <text:p text:style-name="P2"><text:span text:style-name="T1"><text:tab/><text:tab/>sendIcmp(&amp;sendTval);</text:span></text:p>
      <text:p text:style-name="P2"/>
      <text:p text:style-name="P2"><text:span text:style-name="T1"><text:tab/><text:tab/>iov.iov_base = recvBuf;</text:span></text:p>
      <text:p text:style-name="P2"><text:span text:style-name="T1"><text:tab/><text:tab/>iov.iov_len = sizeof(recvBuf);</text:span></text:p>
      <text:p text:style-name="P2"><text:span text:style-name="T1"><text:tab/><text:tab/>msg.msg_name = sock.saRecv;</text:span></text:p>
      <text:p text:style-name="P2"><text:span text:style-name="T1"><text:tab/><text:tab/>msg.msg_iov = &amp;iov;</text:span></text:p>
      <text:p text:style-name="P2"><text:span text:style-name="T1"><text:tab/><text:tab/>msg.msg_iovlen = 1;</text:span></text:p>
      <text:p text:style-name="P2"><text:span text:style-name="T1"><text:tab/><text:tab/>msg.msg_control = ctrlBuf;</text:span></text:p>
      <text:p text:style-name="P2"/>
      <text:p text:style-name="P2"><text:span text:style-name="T1"><text:tab/><text:tab/>int result;</text:span></text:p>
      <text:p text:style-name="P2"><text:span text:style-name="T1"><text:tab/><text:tab/>struct timeval waitTv;</text:span></text:p>
      <text:p text:style-name="P2"><text:span text:style-name="T1"><text:tab/><text:tab/>do {</text:span></text:p>
      <text:p text:style-name="P2"><text:span text:style-name="T1"><text:tab/><text:tab/><text:tab/>msg.msg_namelen = sock.saLen;</text:span></text:p>
      <text:p text:style-name="P2"><text:span text:style-name="T1"><text:tab/><text:tab/><text:tab/>msg.msg_controllen = sizeof(ctrlBuf);</text:span></text:p>
      <text:p text:style-name="P2"><text:span text:style-name="T1"><text:tab/><text:tab/><text:tab/>n = recvmsg(sockFd, &amp;msg, 0);</text:span></text:p>
      <text:p text:style-name="P2"/>
      <text:p text:style-name="P2"><text:span text:style-name="T1"><text:tab/><text:tab/><text:tab/>if (n &lt; 0) {</text:span></text:p>
      <text:p text:style-name="P2"><text:span text:style-name="T1"><text:tab/><text:tab/><text:tab/><text:tab/>if (errno == EINTR) {</text:span></text:p>
      <text:p text:style-name="P2"><text:span text:style-name="T1"><text:tab/><text:tab/><text:tab/><text:tab/><text:tab/>continue;</text:span></text:p>
      <text:p text:style-name="P2"><text:span text:style-name="T1"><text:tab/><text:tab/><text:tab/><text:tab/>}</text:span></text:p>
      <text:p text:style-name="P2"><text:span text:style-name="T1"><text:tab/><text:tab/><text:tab/><text:tab/>else if (errno == EAGAIN || errno == EWOULDBLOCK) {</text:span></text:p>
      <text:p text:style-name="P2"><text:span text:style-name="T1"><text:tab/><text:tab/><text:tab/><text:tab/><text:tab/>result = 0;</text:span></text:p>
      <text:p text:style-name="P2"><text:span text:style-name="T1"><text:tab/><text:tab/><text:tab/><text:tab/><text:tab/>break;</text:span></text:p>
      <text:p text:style-name="P2"><text:span text:style-name="T1"><text:tab/><text:tab/><text:tab/><text:tab/>}</text:span></text:p>
      <text:p text:style-name="P2"><text:span text:style-name="T1"><text:tab/><text:tab/><text:tab/><text:tab/>else {</text:span></text:p>
      <text:p text:style-name="P2"><text:span text:style-name="T1"><text:tab/><text:tab/><text:tab/><text:tab/><text:tab/>perror("recvmsg() error");</text:span></text:p>
      <text:p text:style-name="P2"><text:span text:style-name="T1"><text:tab/><text:tab/><text:tab/><text:tab/><text:tab/>exit(2);</text:span></text:p>
      <text:p text:style-name="P2"><text:span text:style-name="T1"><text:tab/><text:tab/><text:tab/><text:tab/>}</text:span></text:p>
      <text:p text:style-name="P2"><text:span text:style-name="T1"><text:tab/><text:tab/><text:tab/>}</text:span></text:p>
      <text:p text:style-name="P2"/>
      <text:p text:style-name="P2"><text:soft-page-break/><text:span text:style-name="T1"><text:tab/><text:tab/><text:tab/>gettimeofday(&amp;tval, NULL);</text:span></text:p>
      <text:p text:style-name="P2"><text:span text:style-name="T1"><text:tab/><text:tab/><text:tab/>result = procIcmp(recvBuf, n, &amp;msg, &amp;tval);</text:span></text:p>
      <text:p text:style-name="P2"/>
      <text:p text:style-name="P2"><text:span text:style-name="T1"><text:tab/><text:tab/><text:tab/>waitTv = sendTval;</text:span></text:p>
      <text:p text:style-name="P2"><text:span text:style-name="T1"><text:tab/><text:tab/><text:tab/>tvSub(&amp;waitTv, &amp;tval);</text:span></text:p>
      <text:p text:style-name="P2"><text:span text:style-name="T1"><text:tab/><text:tab/>} while (!result &amp;&amp; waitTv.tv_sec &lt; 3);</text:span></text:p>
      <text:p text:style-name="P2"/>
      <text:p text:style-name="P2"><text:span text:style-name="T1"><text:tab/><text:tab/>if (!result)</text:span></text:p>
      <text:p text:style-name="P2"><text:span text:style-name="T1"><text:tab/><text:tab/><text:tab/>printf("%s (%s) no response\n", ip, tempWa/*sock.host-&gt;h_name*/);</text:span></text:p>
      <text:p text:style-name="P2"/>
      <text:p text:style-name="P2"><text:span text:style-name="T1"><text:tab/><text:tab/>sleep(1);</text:span></text:p>
      <text:p text:style-name="P2"><text:span text:style-name="T1"><text:tab/>}</text:span></text:p>
      <text:p text:style-name="P2"><text:span text:style-name="T1"><text:tab/>return 0;</text:span></text:p>
      <text:p text:style-name="P2"><text:span text:style-name="T1">}</text:span></text:p>
      <text:p text:style-name="P2"/>
      <text:p text:style-name="P2"><text:span text:style-name="T1">struct addrinfo *hostServ(const char *host, const char *serv, int family, int sockType) {</text:span></text:p>
      <text:p text:style-name="P2"><text:span text:style-name="T1"><text:tab/>int n;</text:span></text:p>
      <text:p text:style-name="P2"><text:span text:style-name="T1"><text:tab/>struct addrinfo hints, *res;</text:span></text:p>
      <text:p text:style-name="P2"><text:span text:style-name="T1"><text:tab/>memset(&amp;hints, 0x0, sizeof(struct addrinfo));</text:span></text:p>
      <text:p text:style-name="P2"><text:span text:style-name="T1"><text:tab/>hints.ai_flags = AI_CANONNAME;</text:span></text:p>
      <text:p text:style-name="P2"><text:span text:style-name="T1"><text:tab/>hints.ai_family = family;</text:span></text:p>
      <text:p text:style-name="P2"><text:span text:style-name="T1"><text:tab/>hints.ai_socktype = sockType;</text:span></text:p>
      <text:p text:style-name="P2"/>
      <text:p text:style-name="P2"><text:span text:style-name="T1"><text:tab/>if ((n = getaddrinfo(host, serv, &amp;hints, &amp;res)) != 0) {</text:span></text:p>
      <text:p text:style-name="P2"><text:span text:style-name="T1"><text:tab/><text:tab/>fprintf(stderr, "getaddrinfo() error\n");</text:span></text:p>
      <text:p text:style-name="P2"><text:span text:style-name="T1"><text:tab/><text:tab/>exit(1);</text:span></text:p>
      <text:p text:style-name="P2"><text:span text:style-name="T1"><text:tab/>}</text:span></text:p>
      <text:p text:style-name="P2"/>
      <text:p text:style-name="P2"><text:span text:style-name="T1"><text:tab/>return res;</text:span></text:p>
      <text:p text:style-name="P2"><text:span text:style-name="T1">}</text:span></text:p>
      <text:p text:style-name="P2"/>
      <text:p text:style-name="P2"><text:span text:style-name="T1">char *sockNtopHost(const struct sockaddr *sa, socklen_t saLen) {</text:span></text:p>
      <text:p text:style-name="P2"><text:span text:style-name="T1"><text:tab/>static char str[128];</text:span></text:p>
      <text:p text:style-name="P2"><text:span text:style-name="T1"><text:tab/>if (sa-&gt;sa_family == AF_INET) {</text:span></text:p>
      <text:p text:style-name="P2"><text:span text:style-name="T1"><text:tab/><text:tab/>struct sockaddr_in *sin = (struct sockaddr_in *) sa;</text:span></text:p>
      <text:p text:style-name="P2"><text:span text:style-name="T1"><text:tab/><text:tab/>if (inet_ntop(AF_INET, &amp;sin-&gt;sin_addr, str, sizeof(str)))</text:span></text:p>
      <text:p text:style-name="P2"><text:span text:style-name="T1"><text:tab/><text:tab/><text:tab/>return str;</text:span></text:p>
      <text:p text:style-name="P2"><text:span text:style-name="T1"><text:tab/>}</text:span></text:p>
      <text:p text:style-name="P2"/>
      <text:p text:style-name="P2"><text:span text:style-name="T1"><text:tab/>return NULL;</text:span></text:p>
      <text:p text:style-name="P2"><text:span text:style-name="T1">}</text:span></text:p>
      <text:p text:style-name="P2"/>
      <text:p text:style-name="P2"><text:span text:style-name="T1">void tvSub(struct timeval *out, struct timeval *in) {</text:span></text:p>
      <text:p text:style-name="P2"><text:span text:style-name="T1"><text:tab/>if ((out-&gt;tv_usec -= in-&gt;tv_usec) &lt; 0) {</text:span></text:p>
      <text:p text:style-name="P2"><text:span text:style-name="T1"><text:tab/><text:tab/>--out-&gt;tv_sec;</text:span></text:p>
      <text:p text:style-name="P2"><text:span text:style-name="T1"><text:tab/><text:tab/>out-&gt;tv_usec += 1000000;</text:span></text:p>
      <text:p text:style-name="P2"><text:span text:style-name="T1"><text:tab/>}</text:span></text:p>
      <text:p text:style-name="P2"><text:span text:style-name="T1"><text:tab/>out-&gt;tv_sec -= in-&gt;tv_sec;</text:span></text:p>
      <text:p text:style-name="P2"><text:span text:style-name="T1">}</text:span></text:p>
      <text:p text:style-name="P2"/>
      <text:p text:style-name="P2"><text:span text:style-name="T1">int procIcmp(char *ptr, ssize_t len, struct msghdr *msg, struct timeval *tvRecv) {</text:span></text:p>
      <text:p text:style-name="P2"><text:span text:style-name="T1"><text:tab/>int hLen1, icmpLen;</text:span></text:p>
      <text:p text:style-name="P2"><text:soft-page-break/><text:span text:style-name="T1"><text:tab/>double rtt;</text:span></text:p>
      <text:p text:style-name="P2"><text:span text:style-name="T1"><text:tab/>struct ip *ip;</text:span></text:p>
      <text:p text:style-name="P2"><text:span text:style-name="T1"><text:tab/>struct icmp *icmp;</text:span></text:p>
      <text:p text:style-name="P2"><text:span text:style-name="T1"><text:tab/>struct timeval *tvSend;</text:span></text:p>
      <text:p text:style-name="P2"><text:span text:style-name="T1"><text:tab/>char recvIp[128];</text:span></text:p>
      <text:p text:style-name="P2"><text:span text:style-name="T1"><text:tab/>inet_ntop(AF_INET, &amp;((struct sockaddr_in *) sock.saRecv)-&gt;sin_addr, recvIp, sizeof(recvIp));</text:span></text:p>
      <text:p text:style-name="P2"/>
      <text:p text:style-name="P2"><text:span text:style-name="T1"><text:tab/>ip = (struct ip *) ptr;</text:span></text:p>
      <text:p text:style-name="P2"><text:span text:style-name="T1"><text:tab/>hLen1 = ip-&gt;ip_hl &lt;&lt; 2;</text:span></text:p>
      <text:p text:style-name="P2"><text:span text:style-name="T1"><text:tab/>if (ip-&gt;ip_p != IPPROTO_ICMP) {</text:span></text:p>
      <text:p text:style-name="P2"><text:span text:style-name="T1"><text:tab/><text:tab/>fprintf(stderr, "IPPROTO error\n");</text:span></text:p>
      <text:p text:style-name="P2"><text:span text:style-name="T1"><text:tab/><text:tab/>return 0;</text:span></text:p>
      <text:p text:style-name="P2"><text:span text:style-name="T1"><text:tab/>}</text:span></text:p>
      <text:p text:style-name="P2"/>
      <text:p text:style-name="P2"><text:span text:style-name="T1"><text:tab/>icmp = (struct icmp *) (ptr + hLen1);</text:span></text:p>
      <text:p text:style-name="P2"><text:span text:style-name="T1"><text:tab/>if ((icmpLen = len - hLen1) &lt; 8) {</text:span></text:p>
      <text:p text:style-name="P2"><text:span text:style-name="T1"><text:tab/><text:tab/>fprintf(stderr, "hLen1 error\n");</text:span></text:p>
      <text:p text:style-name="P2"><text:span text:style-name="T1"><text:tab/><text:tab/>return 0;</text:span></text:p>
      <text:p text:style-name="P2"><text:span text:style-name="T1"><text:tab/>}</text:span></text:p>
      <text:p text:style-name="P2"/>
      <text:p text:style-name="P2"><text:span text:style-name="T1"><text:tab/>if (icmp-&gt;icmp_type == ICMP_ECHOREPLY) {</text:span></text:p>
      <text:p text:style-name="P2"><text:span text:style-name="T1"><text:tab/><text:tab/>if (icmp-&gt;icmp_id != pid) {</text:span></text:p>
      <text:p text:style-name="P2"><text:span text:style-name="T1"><text:tab/><text:tab/><text:tab/>fprintf(stderr, "pid error\n");</text:span></text:p>
      <text:p text:style-name="P2"><text:span text:style-name="T1"><text:tab/><text:tab/><text:tab/>return 0;</text:span></text:p>
      <text:p text:style-name="P2"><text:span text:style-name="T1"><text:tab/><text:tab/>}</text:span></text:p>
      <text:p text:style-name="P2"><text:span text:style-name="T1"><text:tab/><text:tab/>if (icmpLen &lt; 16) {</text:span></text:p>
      <text:p text:style-name="P2"><text:span text:style-name="T1"><text:tab/><text:tab/><text:tab/>fprintf(stderr, "icmpLen error\n");</text:span></text:p>
      <text:p text:style-name="P2"><text:span text:style-name="T1"><text:tab/><text:tab/><text:tab/>return 0;</text:span></text:p>
      <text:p text:style-name="P2"><text:span text:style-name="T1"><text:tab/><text:tab/>}</text:span></text:p>
      <text:p text:style-name="P2"/>
      <text:p text:style-name="P2"><text:span text:style-name="T1"><text:tab/><text:tab/>tvSend = (struct timeval *) icmp-&gt;icmp_data;</text:span></text:p>
      <text:p text:style-name="P2"><text:span text:style-name="T1"><text:tab/><text:tab/>tvSub(tvRecv, tvSend);</text:span></text:p>
      <text:p text:style-name="P2"><text:span text:style-name="T1"><text:tab/><text:tab/>rtt = tvRecv-&gt;tv_sec * 1000.0 + tvRecv-&gt;tv_usec / 1000.0;</text:span></text:p>
      <text:p text:style-name="P2"/>
      <text:p text:style-name="P2"><text:span text:style-name="T1"><text:tab/><text:tab/>printf("%s (%s) RTT=%.3fms\n", recvIp, tempWa/*sock.host-&gt;h_name*/, rtt);</text:span></text:p>
      <text:p text:style-name="P2"><text:span text:style-name="T1"><text:tab/><text:tab/>return 1;</text:span></text:p>
      <text:p text:style-name="P2"><text:span text:style-name="T1"><text:tab/>}</text:span></text:p>
      <text:p text:style-name="P2"><text:span text:style-name="T1"><text:tab/>else {</text:span></text:p>
      <text:p text:style-name="P2"><text:span text:style-name="T1"><text:tab/><text:tab/>return 0;</text:span></text:p>
      <text:p text:style-name="P2"><text:span text:style-name="T1"><text:tab/>}</text:span></text:p>
      <text:p text:style-name="P2"><text:span text:style-name="T1">}</text:span></text:p>
      <text:p text:style-name="P2"/>
      <text:p text:style-name="P2"><text:span text:style-name="T1">void sendIcmp() {</text:span></text:p>
      <text:p text:style-name="P2"><text:span text:style-name="T1"><text:tab/>int len;</text:span></text:p>
      <text:p text:style-name="P2"><text:span text:style-name="T1"><text:tab/>struct icmp *icmp;</text:span></text:p>
      <text:p text:style-name="P2"/>
      <text:p text:style-name="P2"><text:span text:style-name="T1"><text:tab/>icmp = (struct icmp *) sendBuf;</text:span></text:p>
      <text:p text:style-name="P2"><text:span text:style-name="T1"><text:tab/>icmp-&gt;icmp_type = ICMP_ECHO;</text:span></text:p>
      <text:p text:style-name="P2"><text:span text:style-name="T1"><text:tab/>icmp-&gt;icmp_code = 0;</text:span></text:p>
      <text:p text:style-name="P2"><text:span text:style-name="T1"><text:tab/>icmp-&gt;icmp_id = pid;</text:span></text:p>
      <text:p text:style-name="P2"><text:span text:style-name="T1"><text:tab/>icmp-&gt;icmp_seq = nSent++;</text:span></text:p>
      <text:p text:style-name="P2"><text:soft-page-break/><text:span text:style-name="T1"><text:tab/>memset(icmp-&gt;icmp_data, 0xA5, dataLen);</text:span></text:p>
      <text:p text:style-name="P2"><text:span text:style-name="T1"><text:tab/>gettimeofday((struct timeval *) icmp-&gt;icmp_data, NULL);</text:span></text:p>
      <text:p text:style-name="P2"/>
      <text:p text:style-name="P2"><text:span text:style-name="T1"><text:tab/>len = 8 + dataLen;</text:span></text:p>
      <text:p text:style-name="P2"><text:span text:style-name="T1"><text:tab/>icmp-&gt;icmp_cksum = 0;</text:span></text:p>
      <text:p text:style-name="P2"><text:span text:style-name="T1"><text:tab/>icmp-&gt;icmp_cksum = inCksum((u_short *) icmp, len);</text:span></text:p>
      <text:p text:style-name="P2"/>
      <text:p text:style-name="P2"><text:span text:style-name="T1"><text:tab/>sendto(sockFd, sendBuf, len, 0, sock.saSend, sock.saLen);</text:span></text:p>
      <text:p text:style-name="P2"><text:span text:style-name="T1">}</text:span></text:p>
      <text:p text:style-name="P2"/>
      <text:p text:style-name="P2"><text:span text:style-name="T1">uint16_t inCksum(uint16_t *addr, int len) {</text:span></text:p>
      <text:p text:style-name="P2"><text:span text:style-name="T1"><text:tab/>int nLeft = len;</text:span></text:p>
      <text:p text:style-name="P2"><text:span text:style-name="T1"><text:tab/>uint32_t sum = 0;</text:span></text:p>
      <text:p text:style-name="P2"><text:span text:style-name="T1"><text:tab/>uint16_t *w = addr;</text:span></text:p>
      <text:p text:style-name="P2"><text:span text:style-name="T1"><text:tab/>uint16_t answer = 0;</text:span></text:p>
      <text:p text:style-name="P2"/>
      <text:p text:style-name="P2"><text:span text:style-name="T1"><text:tab/>while (nLeft &gt; 1) {</text:span></text:p>
      <text:p text:style-name="P2"><text:span text:style-name="T1"><text:tab/><text:tab/>sum += *w++;</text:span></text:p>
      <text:p text:style-name="P2"><text:span text:style-name="T1"><text:tab/><text:tab/>nLeft -= 2;</text:span></text:p>
      <text:p text:style-name="P2"><text:span text:style-name="T1"><text:tab/>}</text:span></text:p>
      <text:p text:style-name="P2"><text:span text:style-name="T1"><text:tab/>if (nLeft == 1) {</text:span></text:p>
      <text:p text:style-name="P2"><text:span text:style-name="T1"><text:tab/><text:tab/>*(u_char *) (&amp;answer) = *(u_char *) w;</text:span></text:p>
      <text:p text:style-name="P2"><text:span text:style-name="T1"><text:tab/><text:tab/>sum += answer;</text:span></text:p>
      <text:p text:style-name="P2"><text:span text:style-name="T1"><text:tab/>}</text:span></text:p>
      <text:p text:style-name="P2"/>
      <text:p text:style-name="P2"><text:span text:style-name="T1"><text:tab/>sum = (sum &gt;&gt; 16) + (sum &amp; 0xFFFF);</text:span></text:p>
      <text:p text:style-name="P2"><text:span text:style-name="T1"><text:tab/>sum += (sum &gt;&gt; 16);</text:span></text:p>
      <text:p text:style-name="P2"><text:span text:style-name="T1"><text:tab/>answer = ~sum;</text:span></text:p>
      <text:p text:style-name="P2"><text:span text:style-name="T1"><text:tab/>return answer;</text:span></text:p>
      <text:p text:style-name="P2"><text:span text:style-name="T1">}<text:line-break/>=======================================================================<text:line-break/>tcp connect port <text:line-break/>#include &lt;arpa/inet.h&gt;</text:span></text:p>
      <text:p text:style-name="P2"><text:span text:style-name="T1">#include &lt;stdio.h&gt;</text:span></text:p>
      <text:p text:style-name="P2"><text:span text:style-name="T1">#include &lt;string.h&gt;</text:span></text:p>
      <text:p text:style-name="P2"><text:span text:style-name="T1">#include &lt;sys/wait.h&gt;</text:span></text:p>
      <text:p text:style-name="P2"><text:span text:style-name="T1">#include &lt;unistd.h&gt;</text:span></text:p>
      <text:p text:style-name="P2"><text:span text:style-name="T1">#include &lt;stdlib.h&gt;</text:span></text:p>
      <text:p text:style-name="P2"><text:span text:style-name="T1">#include &lt;fcntl.h&gt;</text:span></text:p>
      <text:p text:style-name="P2"><text:span text:style-name="T1">#include &lt;errno.h&gt;</text:span></text:p>
      <text:p text:style-name="P2"><text:span text:style-name="T1">#include &lt;vector&gt;</text:span></text:p>
      <text:p text:style-name="P2"/>
      <text:p text:style-name="P2"><text:span text:style-name="T1">std::vector&lt;int&gt; fds;</text:span></text:p>
      <text:p text:style-name="P2"><text:span text:style-name="T1">std::vector&lt;int&gt; ports;</text:span></text:p>
      <text:p text:style-name="P2"><text:span text:style-name="T1">int maxFd = 0;</text:span></text:p>
      <text:p text:style-name="P2"/>
      <text:p text:style-name="P2"><text:span text:style-name="T1">int main(int argc, char **argv) {</text:span></text:p>
      <text:p text:style-name="P2"><text:span text:style-name="T1"><text:tab/>for (int port = 10000; port &lt;= 11000; ++port) {</text:span></text:p>
      <text:p text:style-name="P2"><text:span text:style-name="T1"><text:tab/><text:tab/>int sockFd;</text:span></text:p>
      <text:p text:style-name="P2"><text:span text:style-name="T1"><text:tab/><text:tab/>if ((sockFd = socket(AF_INET, SOCK_STREAM, 0)) &lt; 0)</text:span></text:p>
      <text:p text:style-name="P2"><text:span text:style-name="T1"><text:tab/><text:tab/><text:tab/>perror("socket() error");</text:span></text:p>
      <text:p text:style-name="P2"/>
      <text:p text:style-name="P2"><text:soft-page-break/><text:span text:style-name="T1"><text:tab/><text:tab/>int flags = fcntl(sockFd, F_GETFL, 0);</text:span></text:p>
      <text:p text:style-name="P2"><text:span text:style-name="T1"><text:tab/><text:tab/>if (fcntl(sockFd, F_SETFL, flags | O_NONBLOCK) &lt; 0)</text:span></text:p>
      <text:p text:style-name="P2"><text:span text:style-name="T1"><text:tab/><text:tab/><text:tab/>perror("fcntl() error");</text:span></text:p>
      <text:p text:style-name="P2"/>
      <text:p text:style-name="P2"><text:span text:style-name="T1"><text:tab/><text:tab/>struct sockaddr_in srvAddr;</text:span></text:p>
      <text:p text:style-name="P2"><text:span text:style-name="T1"><text:tab/><text:tab/>bzero(&amp;srvAddr, sizeof(srvAddr));</text:span></text:p>
      <text:p text:style-name="P2"><text:span text:style-name="T1"><text:tab/><text:tab/>srvAddr.sin_family = AF_INET;</text:span></text:p>
      <text:p text:style-name="P2"><text:span text:style-name="T1"><text:tab/><text:tab/>srvAddr.sin_port = htons(port);</text:span></text:p>
      <text:p text:style-name="P2"><text:span text:style-name="T1"><text:tab/><text:tab/>if (inet_pton(AF_INET, argv[1], &amp;srvAddr.sin_addr) &lt;= 0)</text:span></text:p>
      <text:p text:style-name="P2"><text:span text:style-name="T1"><text:tab/><text:tab/><text:tab/>perror("inet_pton() error");</text:span></text:p>
      <text:p text:style-name="P2"/>
      <text:p text:style-name="P2"><text:span text:style-name="T1"><text:tab/><text:tab/>if (connect(sockFd, (const struct sockaddr *) &amp;srvAddr, sizeof(srvAddr)) &lt; 0) {</text:span></text:p>
      <text:p text:style-name="P2"><text:span text:style-name="T1"><text:tab/><text:tab/><text:tab/>if (errno == EINPROGRESS) {</text:span></text:p>
      <text:p text:style-name="P2"><text:span text:style-name="T1"><text:tab/><text:tab/><text:tab/><text:tab/>fds.push_back(sockFd);</text:span></text:p>
      <text:p text:style-name="P2"><text:span text:style-name="T1"><text:tab/><text:tab/><text:tab/><text:tab/>ports.push_back(port);</text:span></text:p>
      <text:p text:style-name="P2"><text:span text:style-name="T1"><text:tab/><text:tab/><text:tab/><text:tab/>maxFd = sockFd &gt; maxFd ? sockFd : maxFd;</text:span></text:p>
      <text:p text:style-name="P2"><text:span text:style-name="T1"><text:tab/><text:tab/><text:tab/>}</text:span></text:p>
      <text:p text:style-name="P2"><text:span text:style-name="T1"><text:tab/><text:tab/>}</text:span></text:p>
      <text:p text:style-name="P2"><text:span text:style-name="T1"><text:tab/><text:tab/>else</text:span></text:p>
      <text:p text:style-name="P2"><text:span text:style-name="T1"><text:tab/><text:tab/><text:tab/>printf("TCP port number %d is open.\n", port);</text:span></text:p>
      <text:p text:style-name="P2"><text:span text:style-name="T1"><text:tab/>}</text:span></text:p>
      <text:p text:style-name="P2"/>
      <text:p text:style-name="P2"><text:span text:style-name="T1"><text:tab/>while (1) {</text:span></text:p>
      <text:p text:style-name="P2"><text:span text:style-name="T1"><text:tab/><text:tab/>fd_set fs;</text:span></text:p>
      <text:p text:style-name="P2"><text:span text:style-name="T1"><text:tab/><text:tab/>FD_ZERO(&amp;fs);</text:span></text:p>
      <text:p text:style-name="P2"><text:span text:style-name="T1"><text:tab/><text:tab/>for (auto fd: fds)</text:span></text:p>
      <text:p text:style-name="P2"><text:span text:style-name="T1"><text:tab/><text:tab/><text:tab/>FD_SET(fd, &amp;fs);</text:span></text:p>
      <text:p text:style-name="P2"/>
      <text:p text:style-name="P2"><text:span text:style-name="T1"><text:tab/><text:tab/>if (select(maxFd + 1, NULL, &amp;fs, NULL, NULL) &lt; 0)</text:span></text:p>
      <text:p text:style-name="P2"><text:span text:style-name="T1"><text:tab/><text:tab/><text:tab/>perror("select() error");</text:span></text:p>
      <text:p text:style-name="P2"/>
      <text:p text:style-name="P2"><text:span text:style-name="T1"><text:tab/><text:tab/>for (int i = 0; i &lt; fds.size(); ++i) {</text:span></text:p>
      <text:p text:style-name="P2"><text:span text:style-name="T1"><text:tab/><text:tab/><text:tab/>int fd = fds[i];</text:span></text:p>
      <text:p text:style-name="P2"><text:span text:style-name="T1"><text:tab/><text:tab/><text:tab/>if (FD_ISSET(fd, &amp;fs)) {</text:span></text:p>
      <text:p text:style-name="P2"><text:span text:style-name="T1"><text:tab/><text:tab/><text:tab/><text:tab/>int ret;</text:span></text:p>
      <text:p text:style-name="P2"><text:span text:style-name="T1"><text:tab/><text:tab/><text:tab/><text:tab/>socklen_t len;</text:span></text:p>
      <text:p text:style-name="P2"><text:span text:style-name="T1"><text:tab/><text:tab/><text:tab/><text:tab/>getsockopt(fd, SOL_SOCKET, SO_ERROR, &amp;ret, &amp;len);</text:span></text:p>
      <text:p text:style-name="P2"><text:span text:style-name="T1"><text:tab/><text:tab/><text:tab/><text:tab/>if (ret == 0)</text:span></text:p>
      <text:p text:style-name="P2"><text:span text:style-name="T1"><text:tab/><text:tab/><text:tab/><text:tab/><text:tab/>printf("TCP port number %d is open.\n", ports[i]);</text:span></text:p>
      <text:p text:style-name="P2"><text:span text:style-name="T1"><text:tab/><text:tab/><text:tab/><text:tab/>fds.erase(fds.begin() + i);</text:span></text:p>
      <text:p text:style-name="P2"><text:span text:style-name="T1"><text:tab/><text:tab/><text:tab/><text:tab/>ports.erase(ports.begin() + i);</text:span></text:p>
      <text:p text:style-name="P2"><text:span text:style-name="T1"><text:tab/><text:tab/><text:tab/>}</text:span></text:p>
      <text:p text:style-name="P2"><text:span text:style-name="T1"><text:tab/><text:tab/>}</text:span></text:p>
      <text:p text:style-name="P2"/>
      <text:p text:style-name="P2"><text:span text:style-name="T1"><text:tab/><text:tab/>if (fds.empty())</text:span></text:p>
      <text:p text:style-name="P2"><text:span text:style-name="T1"><text:tab/><text:tab/><text:tab/>break;</text:span></text:p>
      <text:p text:style-name="P2"><text:span text:style-name="T1"><text:tab/>}</text:span></text:p>
      <text:p text:style-name="P2"/>
      <text:p text:style-name="P2"><text:span text:style-name="T1"><text:tab/>return 0;</text:span></text:p>
      <text:p text:style-name="P2"><text:span text:style-name="T1">}<text:line-break/>=======================================================================<text:line-break/></text:span><text:soft-page-break/><text:span text:style-name="T1">local MTU<text:line-break/>#include &lt;arpa/inet.h&gt;</text:span></text:p>
      <text:p text:style-name="P2"><text:span text:style-name="T1">#include &lt;stdio.h&gt;</text:span></text:p>
      <text:p text:style-name="P2"><text:span text:style-name="T1">#include &lt;string.h&gt;</text:span></text:p>
      <text:p text:style-name="P2"><text:span text:style-name="T1">#include &lt;errno.h&gt;</text:span></text:p>
      <text:p text:style-name="P2"><text:span text:style-name="T1">#include &lt;string&gt;</text:span></text:p>
      <text:p text:style-name="P2"><text:span text:style-name="T1">#include &lt;sys/ioctl.h&gt;</text:span></text:p>
      <text:p text:style-name="P2"><text:span text:style-name="T1">#include &lt;net/if.h&gt;</text:span></text:p>
      <text:p text:style-name="P2"><text:span text:style-name="T1">#include &lt;string&gt;</text:span></text:p>
      <text:p text:style-name="P2"/>
      <text:p text:style-name="P2"><text:span text:style-name="T1">int main(int argc, char **argv) {</text:span></text:p>
      <text:p text:style-name="P2"><text:span text:style-name="T1"><text:tab/>int sockFd;</text:span></text:p>
      <text:p text:style-name="P2"><text:span text:style-name="T1"><text:tab/>if ((sockFd = socket(AF_LOCAL, SOCK_DGRAM, 0)) &lt; 0)</text:span></text:p>
      <text:p text:style-name="P2"><text:span text:style-name="T1"><text:tab/><text:tab/>perror("socket() error");</text:span></text:p>
      <text:p text:style-name="P2"/>
      <text:p text:style-name="P2"><text:span text:style-name="T1"><text:tab/>struct ifconf ifc;</text:span></text:p>
      <text:p text:style-name="P2"><text:span text:style-name="T1"><text:tab/>struct ifreq *ifr;</text:span></text:p>
      <text:p text:style-name="P2"><text:span text:style-name="T1"><text:tab/>char buf[2048];</text:span></text:p>
      <text:p text:style-name="P2"/>
      <text:p text:style-name="P2"><text:span text:style-name="T1"><text:tab/>ifc.ifc_len = 2048;</text:span></text:p>
      <text:p text:style-name="P2"><text:span text:style-name="T1"><text:tab/>ifc.ifc_buf = buf;</text:span></text:p>
      <text:p text:style-name="P2"><text:span text:style-name="T1"><text:tab/>ifr = (struct ifreq *) buf;</text:span></text:p>
      <text:p text:style-name="P2"/>
      <text:p text:style-name="P2"><text:span text:style-name="T1"><text:tab/>if (ioctl(sockFd, SIOCGIFCONF, &amp;ifc) &lt; 0)</text:span></text:p>
      <text:p text:style-name="P2"><text:span text:style-name="T1"><text:tab/><text:tab/>perror("ioctl() error");</text:span></text:p>
      <text:p text:style-name="P2"/>
      <text:p text:style-name="P2"><text:span text:style-name="T1"><text:tab/>if (argc == 2) {</text:span></text:p>
      <text:p text:style-name="P2"><text:span text:style-name="T1"><text:tab/><text:tab/>unsigned newMtu = strtoul(argv[1], NULL, 10);</text:span></text:p>
      <text:p text:style-name="P2"><text:span text:style-name="T1"><text:tab/><text:tab/>ifr-&gt;ifr_mtu = newMtu;</text:span></text:p>
      <text:p text:style-name="P2"/>
      <text:p text:style-name="P2"><text:span text:style-name="T1"><text:tab/><text:tab/>if (ioctl(sockFd, SIOCSIFMTU, ifr) &lt; 0)</text:span></text:p>
      <text:p text:style-name="P2"><text:span text:style-name="T1"><text:tab/><text:tab/><text:tab/>perror("ioctl() error");</text:span></text:p>
      <text:p text:style-name="P2"><text:span text:style-name="T1"><text:tab/>}</text:span></text:p>
      <text:p text:style-name="P2"/>
      <text:p text:style-name="P2"><text:span text:style-name="T1"><text:tab/>else {</text:span></text:p>
      <text:p text:style-name="P2"><text:span text:style-name="T1"><text:tab/><text:tab/>if (ioctl(sockFd, SIOCGIFMTU, ifr) &lt; 0)</text:span></text:p>
      <text:p text:style-name="P2"><text:span text:style-name="T1"><text:tab/><text:tab/><text:tab/>perror("ioctl() error");</text:span></text:p>
      <text:p text:style-name="P2"/>
      <text:p text:style-name="P2"><text:span text:style-name="T1"><text:tab/><text:tab/>printf("MTU of loopback (lo): %d\n", ifr-&gt;ifr_mtu);</text:span></text:p>
      <text:p text:style-name="P2"><text:span text:style-name="T1"><text:tab/>}</text:span></text:p>
      <text:p text:style-name="P2"/>
      <text:p text:style-name="P2"><text:span text:style-name="T1"><text:tab/>return 0;</text:span></text:p>
      <text:p text:style-name="P2"><text:span text:style-name="T1">}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01:38:03.267797309</meta:creation-date>
    <dc:date>2020-01-04T02:07:19.105592249</dc:date>
    <meta:editing-duration>PT8M31S</meta:editing-duration>
    <meta:editing-cycles>1</meta:editing-cycles>
    <meta:document-statistic meta:table-count="0" meta:image-count="0" meta:object-count="0" meta:page-count="17" meta:paragraph-count="709" meta:word-count="2339" meta:character-count="19709" meta:non-whitespace-character-count="16650"/>
    <meta:generator>LibreOffice/5.1.6.2$Linux_X86_64 LibreOffice_project/10m0$Build-2</meta:generator>
  </office:meta>
</office:document-meta>
</file>